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fill-color="#ffffff" draw:auto-grow-height="true" fo:min-height="1.809cm"/>
    </style:style>
    <style:style style:name="pr8" style:family="presentation" style:parent-style-name="TWU_20_Slide-outline1">
      <style:graphic-properties draw:auto-grow-height="true" fo:min-height="15.735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review</presentation:footer-decl>
      <presentation:footer-decl presentation:name="ftr2">CMPTxxxx</presentation:footer-decl>
      <presentation:date-time-decl presentation:name="dtd1" presentation:source="fixed">7 Dec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emester Re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7 Dec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Semester review: outline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Problem Solving</text:span>: Software Development</text:p>
              </text:list-item>
              <text:list-item>
                <text:p><text:span text:style-name="T1">Python</text:span> basics</text:p>
              </text:list-item>
              <text:list-item>
                <text:p><text:span text:style-name="T1">Functions</text:span></text:p>
              </text:list-item>
              <text:list-item>
                <text:p><text:span text:style-name="T1">OO</text:span> design</text:p>
              </text:list-item>
              <text:list-item>
                <text:p>Additional language <text:span text:style-name="T1">tool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 presentation:user-transformed="true">
          <draw:text-box>
            <text:p text:style-name="P1">CMPT140: Problem Solving</text:p>
          </draw:text-box>
        </draw:frame>
        <draw:frame presentation:style-name="pr8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>Roles and <text:span text:style-name="T1">Relationships</text:span>:</text:p>
                <text:list>
                  <text:list-item>
                    <text:p><text:span text:style-name="T2">Client</text:span> ↔ <text:span text:style-name="T2">Proj. Mgr</text:span> ↔ <text:span text:style-name="T2">Architect</text:span> ↔ <text:span text:style-name="T2">Coders</text:span></text:p>
                  </text:list-item>
                  <text:list-item>
                    <text:p><text:span text:style-name="T2">Requirements</text:span> → <text:span text:style-name="T2">Specification</text:span> → <text:span text:style-name="T2">Design</text:span> → <text:span text:style-name="T2">Implementation</text:span> → <text:span text:style-name="T2">Testing</text:span> → <text:span text:style-name="T2">Deployment</text:span></text:p>
                  </text:list-item>
                </text:list>
              </text:list-item>
              <text:list-item>
                <text:p><text:span text:style-name="T1">Development</text:span> Models</text:p>
                <text:list>
                  <text:list-item>
                    <text:p><text:span text:style-name="T2">Waterfall</text:span> (WADES), <text:span text:style-name="T2">V</text:span></text:p>
                  </text:list-item>
                  <text:list-item>
                    <text:p><text:span text:style-name="T2">Agile</text:span>: Spiral, Scrum</text:p>
                  </text:list-item>
                </text:list>
              </text:list-item>
              <text:list-item>
                <text:p><text:span text:style-name="T1">Design</text:span> Concepts: data <text:span text:style-name="T2">model</text:span>, <text:span text:style-name="T2">class</text:span> diagram, <text:span text:style-name="T2">functional</text:span> spec., <text:span text:style-name="T2">pseudocode</text:span><text:span text:style-name="T3">,</text:span><text:span text:style-name="T2"> stub </text:span><text:span text:style-name="T3">design</text:span></text:p>
              </text:list-item>
              <text:list-item>
                <text:p><text:span text:style-name="T1">Testing</text:span> Concepts: <text:span text:style-name="T2">unit</text:span> testing, <text:span text:style-name="T2">integration</text:span> testing</text:p>
                <text:list>
                  <text:list-item>
                    <text:p>Test-driven development, <text:span text:style-name="T2">pre</text:span>-/<text:span text:style-name="T2">post</text:span>-condi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Python basics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Interpreter</text:span>, compiler, <text:span text:style-name="T1">virtual</text:span><text:span text:style-name="T2"> </text:span><text:span text:style-name="T1">machine</text:span></text:p>
              </text:list-item>
              <text:list-item>
                <text:p><text:span text:style-name="T1">Variables</text:span>, built-in <text:span text:style-name="T1">types</text:span>, <text:span text:style-name="T1">aliasing</text:span></text:p>
              </text:list-item>
              <text:list-item>
                <text:p>Console<text:span text:style-name="T2"> </text:span><text:span text:style-name="T1">I/O</text:span>: <text:span text:style-name="T2">input</text:span>(), <text:span text:style-name="T2">print</text:span>()</text:p>
              </text:list-item>
              <text:list-item>
                <text:p><text:span text:style-name="T1">Operators</text:span>: arithmetic, Boolean, type conversion</text:p>
              </text:list-item>
              <text:list-item>
                <text:p>5 <text:span text:style-name="T1">control</text:span>/flow abstractions</text:p>
                <text:list>
                  <text:list-item>
                    <text:p><text:span text:style-name="T2">if</text:span>/<text:span text:style-name="T2">elif</text:span>/<text:span text:style-name="T2">else</text:span></text:p>
                  </text:list-item>
                  <text:list-item>
                    <text:p><text:span text:style-name="T2">while</text:span>/<text:span text:style-name="T2">for</text:span>, <text:span text:style-name="T2">continue</text:span>/<text:span text:style-name="T2">break</text:span>/<text:span text:style-name="T2">else</text:span></text:p>
                  </text:list-item>
                </text:list>
              </text:list-item>
              <text:list-item>
                <text:p><text:span text:style-name="T1">Strings</text:span>, formatting</text:p>
              </text:list-item>
              <text:list-item>
                <text:p><text:span text:style-name="T2">import</text:span>, <text:span text:style-name="T2">from</text:span> * <text:span text:style-name="T2">import</text:span> *, math library</text:p>
              </text:list-item>
              <text:list-item>
                <text:p><text:span text:style-name="T2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Functions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Modular</text:span> design, top-down problem solving</text:p>
              </text:list-item>
              <text:list-item>
                <text:p><text:span text:style-name="T1">Defining</text:span> functions, <text:span text:style-name="T1">invoking</text:span> functions</text:p>
                <text:list>
                  <text:list-item>
                    <text:p><text:span text:style-name="T1">Formal</text:span> parameters, <text:span text:style-name="T1">actual</text:span> parameters</text:p>
                  </text:list-item>
                  <text:list-item>
                    <text:p>Call-by-<text:span text:style-name="T1">value</text:span> vs. call-by-<text:span text:style-name="T1">reference</text:span></text:p>
                  </text:list-item>
                </text:list>
              </text:list-item>
              <text:list-item>
                <text:p>Call <text:span text:style-name="T1">stack</text:span>, stack <text:span text:style-name="T1">frame</text:span></text:p>
              </text:list-item>
              <text:list-item>
                <text:p><text:span text:style-name="T1">Recursion</text:span></text:p>
                <text:list>
                  <text:list-item>
                    <text:p>Factorial, Fibonacci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O Design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Terminology</text:span>: class, instance, method, attribute</text:p>
              </text:list-item>
              <text:list-item>
                <text:p><text:span text:style-name="T1">Using</text:span> classes: calling <text:span text:style-name="T2">constructor</text:span>, using <text:span text:style-name="T2">methods</text:span>, assignment (aliases)</text:p>
              </text:list-item>
              <text:list-item>
                <text:p><text:span text:style-name="T1">Designing</text:span> classes: <text:span text:style-name="T2">attributes</text:span>, <text:span text:style-name="T2">methods</text:span></text:p>
              </text:list-item>
              <text:list-item>
                <text:p><text:span text:style-name="T1">Creating</text:span> classes: <text:span text:style-name="T2">constructor</text:span>, <text:span text:style-name="T2">__str__</text:span>, set/get</text:p>
                <text:list>
                  <text:list-item>
                    <text:p><text:span text:style-name="T2">self</text:span>, private attributes, default valu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Additional language tools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Lists</text:span> (building, indexing, iterating, operations,<text:line-break/>passing to functions)</text:p>
              </text:list-item>
              <text:list-item>
                <text:p><text:span text:style-name="T1">Dictionaries</text:span> (building, indexing, iterating, ops, ...)</text:p>
              </text:list-item>
              <text:list-item>
                <text:p><text:span text:style-name="T1">Exceptions</text:span>: <text:span text:style-name="T2">try</text:span>/<text:span text:style-name="T2">except</text:span>/<text:span text:style-name="T2">finally</text:span></text:p>
              </text:list-item>
              <text:list-item>
                <text:p><text:span text:style-name="T1">File</text:span> I/O: <text:span text:style-name="T2">open</text:span>(), <text:span text:style-name="T2">with</text:span>, modes, reading/writing text</text:p>
                <text:list>
                  <text:list-item>
                    <text:p><text:span text:style-name="T1">Serialization</text:span> (<text:span text:style-name="T2">pickle</text:span>)</text:p>
                  </text:list-item>
                </text:list>
              </text:list-item>
              <text:list-item>
                <text:p><text:span text:style-name="T1">Drawing</text:span> using graphics.py</text:p>
                <text:list>
                  <text:list-item>
                    <text:p>Classes for drawing objects, <text:span text:style-name="T2">getMouse</text:span>(), <text:span text:style-name="T2">Entr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3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12-06T13:22:16</meta:creation-date>
    <dc:language>en-US</dc:language>
    <meta:editing-cycles>9</meta:editing-cycles>
    <meta:editing-duration>PT21H59M49S</meta:editing-duration>
    <meta:initial-creator>sean ho</meta:initial-creator>
    <dc:date>2010-12-07T11:37:15</dc:date>
    <dc:creator>sean ho</dc:creator>
    <meta:document-statistic meta:object-count="1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